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9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September 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3267" calcext:value-type="float">
            <text:p><text:s/>523,267 </text:p>
          </table:table-cell>
          <table:table-cell table:style-name="ce30" office:value-type="float" office:value="2842" calcext:value-type="float">
            <text:p><text:s/>2,842 </text:p>
          </table:table-cell>
          <table:table-cell table:style-name="ce30" office:value-type="float" office:value="27075" calcext:value-type="float">
            <text:p><text:s/>27,0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66262" calcext:value-type="float">
            <text:p><text:s/>466,26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98" calcext:value-type="float">
            <text:p><text:s/>998 </text:p>
          </table:table-cell>
          <table:table-cell table:style-name="ce30" office:value-type="float" office:value="26339" calcext:value-type="float">
            <text:p><text:s/>26,33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06" calcext:value-type="float">
            <text:p><text:s/>906 </text:p>
          </table:table-cell>
          <table:table-cell table:style-name="ce30" office:value-type="float" office:value="4519" calcext:value-type="float">
            <text:p><text:s/>4,519 </text:p>
          </table:table-cell>
          <table:table-cell table:style-name="ce30" office:value-type="float" office:value="3591" calcext:value-type="float">
            <text:p><text:s/>3,591 </text:p>
          </table:table-cell>
          <table:table-cell table:style-name="ce30" office:value-type="float" office:value="928" calcext:value-type="float">
            <text:p><text:s/>928 </text:p>
          </table:table-cell>
          <table:table-cell table:style-name="ce30" office:value-type="float" office:value="127" calcext:value-type="float">
            <text:p><text:s/>127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6620" calcext:value-type="float">
            <text:p><text:s/>346,620 </text:p>
          </table:table-cell>
          <table:table-cell table:style-name="ce30" office:value-type="float" office:value="1970" calcext:value-type="float">
            <text:p><text:s/>1,970 </text:p>
          </table:table-cell>
          <table:table-cell table:style-name="ce30" office:value-type="float" office:value="20089" calcext:value-type="float">
            <text:p><text:s/>20,0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00986" calcext:value-type="float">
            <text:p><text:s/>300,98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14" calcext:value-type="float">
            <text:p><text:s/>914 </text:p>
          </table:table-cell>
          <table:table-cell table:style-name="ce30" office:value-type="float" office:value="22643" calcext:value-type="float">
            <text:p><text:s/>22,64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594" calcext:value-type="float">
            <text:p><text:s/>594 </text:p>
          </table:table-cell>
          <table:table-cell table:style-name="ce30" office:value-type="float" office:value="3354" calcext:value-type="float">
            <text:p><text:s/>3,354 </text:p>
          </table:table-cell>
          <table:table-cell table:style-name="ce30" office:value-type="float" office:value="2902" calcext:value-type="float">
            <text:p><text:s/>2,902 </text:p>
          </table:table-cell>
          <table:table-cell table:style-name="ce30" office:value-type="float" office:value="452" calcext:value-type="float">
            <text:p><text:s/>452 </text:p>
          </table:table-cell>
          <table:table-cell table:style-name="ce30" office:value-type="float" office:value="83" calcext:value-type="float">
            <text:p><text:s/>83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6260" calcext:value-type="float">
            <text:p><text:s/>166,260 </text:p>
          </table:table-cell>
          <table:table-cell table:style-name="ce31" office:value-type="float" office:value="1291" calcext:value-type="float">
            <text:p><text:s/>1,29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7344" calcext:value-type="float">
            <text:p><text:s/>147,34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74" calcext:value-type="float">
            <text:p><text:s/>874 </text:p>
          </table:table-cell>
          <table:table-cell table:style-name="ce31" office:value-type="float" office:value="17187" calcext:value-type="float">
            <text:p><text:s/>17,1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0" calcext:value-type="float">
            <text:p><text:s/>300 </text:p>
          </table:table-cell>
          <table:table-cell table:style-name="ce31" office:value-type="float" office:value="1846" calcext:value-type="float">
            <text:p><text:s/>1,846 </text:p>
          </table:table-cell>
          <table:table-cell table:style-name="ce31" office:value-type="float" office:value="1729" calcext:value-type="float">
            <text:p><text:s/>1,729 </text:p>
          </table:table-cell>
          <table:table-cell table:style-name="ce31" office:value-type="float" office:value="117" calcext:value-type="float">
            <text:p><text:s/>117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46" calcext:value-type="float">
            <text:p><text:s/>2,44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526" calcext:value-type="float">
            <text:p><text:s/>30,526 </text:p>
          </table:table-cell>
          <table:table-cell table:style-name="ce31" office:value-type="float" office:value="185" calcext:value-type="float">
            <text:p><text:s/>18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01" calcext:value-type="float">
            <text:p><text:s/>28,1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314" calcext:value-type="float">
            <text:p><text:s/>1,3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0" calcext:value-type="float">
            <text:p><text:s/>180 </text:p>
          </table:table-cell>
          <table:table-cell table:style-name="ce31" office:value-type="float" office:value="380" calcext:value-type="float">
            <text:p><text:s/>380 </text:p>
          </table:table-cell>
          <table:table-cell table:style-name="ce31" office:value-type="float" office:value="377" calcext:value-type="float">
            <text:p><text:s/>37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146" calcext:value-type="float">
            <text:p><text:s/>4,1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5" calcext:value-type="float">
            <text:p><text:s/>1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92" calcext:value-type="float">
            <text:p><text:s/>1,49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9" calcext:value-type="float">
            <text:p><text:s/>1,1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" calcext:value-type="float">
            <text:p><text:s/>2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63" calcext:value-type="float">
            <text:p><text:s/>6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69" calcext:value-type="float">
            <text:p><text:s/>7,169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94" calcext:value-type="float">
            <text:p><text:s/>5,7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19" calcext:value-type="float">
            <text:p><text:s/>2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87" calcext:value-type="float">
            <text:p><text:s/>4,987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03" calcext:value-type="float">
            <text:p><text:s/>4,7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89" calcext:value-type="float">
            <text:p><text:s/>1,68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56" calcext:value-type="float">
            <text:p><text:s/>2,05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49" calcext:value-type="float">
            <text:p><text:s/>2,1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97" calcext:value-type="float">
            <text:p><text:s/>797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8" calcext:value-type="float">
            <text:p><text:s/>6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4" calcext:value-type="float">
            <text:p><text:s/>11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695" calcext:value-type="float">
            <text:p><text:s/>13,69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4" calcext:value-type="float">
            <text:p><text:s/>7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" calcext:value-type="float">
            <text:p><text:s/>119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54" calcext:value-type="float">
            <text:p><text:s/>12,954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3" calcext:value-type="float">
            <text:p><text:s/>12,0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11" calcext:value-type="float">
            <text:p><text:s/>41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50" calcext:value-type="float">
            <text:p><text:s/>2,550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6" calcext:value-type="float">
            <text:p><text:s/>1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42" calcext:value-type="float">
            <text:p><text:s/>17,04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42" calcext:value-type="float">
            <text:p><text:s/>15,8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50" calcext:value-type="float">
            <text:p><text:s/>2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402" calcext:value-type="float">
            <text:p><text:s/>6,402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50" calcext:value-type="float">
            <text:p><text:s/>4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550" calcext:value-type="float">
            <text:p><text:s/>5,5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79" calcext:value-type="float">
            <text:p><text:s/>2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43" calcext:value-type="float">
            <text:p><text:s/>143 </text:p>
          </table:table-cell>
          <table:table-cell table:style-name="ce31" office:value-type="float" office:value="123" calcext:value-type="float">
            <text:p><text:s/>123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5471" calcext:value-type="float">
            <text:p><text:s/>35,471 </text:p>
          </table:table-cell>
          <table:table-cell table:style-name="ce31" office:value-type="float" office:value="272" calcext:value-type="float">
            <text:p><text:s/>272 </text:p>
          </table:table-cell>
          <table:table-cell table:style-name="ce31" office:value-type="float" office:value="4916" calcext:value-type="float">
            <text:p><text:s/>4,9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72" calcext:value-type="float">
            <text:p><text:s/>28,7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493" calcext:value-type="float">
            <text:p><text:s/>1,4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509" calcext:value-type="float">
            <text:p><text:s/>509 </text:p>
          </table:table-cell>
          <table:table-cell table:style-name="ce31" office:value-type="float" office:value="290" calcext:value-type="float">
            <text:p><text:s/>290 </text:p>
          </table:table-cell>
          <table:table-cell table:style-name="ce31" office:value-type="float" office:value="219" calcext:value-type="float">
            <text:p><text:s/>2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76" calcext:value-type="float">
            <text:p><text:s/>15,776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586" calcext:value-type="float">
            <text:p><text:s/>18,586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49" calcext:value-type="float">
            <text:p><text:s/>14,6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00" calcext:value-type="float">
            <text:p><text:s/>3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800" calcext:value-type="float">
            <text:p><text:s/>80,800 </text:p>
          </table:table-cell>
          <table:table-cell table:style-name="ce30" office:value-type="float" office:value="473" calcext:value-type="float">
            <text:p><text:s/>473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133" calcext:value-type="float">
            <text:p><text:s/>72,1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1718" calcext:value-type="float">
            <text:p><text:s/>1,7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2" calcext:value-type="float">
            <text:p><text:s/>202 </text:p>
          </table:table-cell>
          <table:table-cell table:style-name="ce30" office:value-type="float" office:value="621" calcext:value-type="float">
            <text:p><text:s/>621 </text:p>
          </table:table-cell>
          <table:table-cell table:style-name="ce30" office:value-type="float" office:value="369" calcext:value-type="float">
            <text:p><text:s/>369 </text:p>
          </table:table-cell>
          <table:table-cell table:style-name="ce30" office:value-type="float" office:value="252" calcext:value-type="float">
            <text:p><text:s/>252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528" calcext:value-type="float">
            <text:p><text:s/>93,528 </text:p>
          </table:table-cell>
          <table:table-cell table:style-name="ce30" office:value-type="float" office:value="399" calcext:value-type="float">
            <text:p><text:s/>39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322" calcext:value-type="float">
            <text:p><text:s/>91,3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1904" calcext:value-type="float">
            <text:p><text:s/>1,90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0" calcext:value-type="float">
            <text:p><text:s/>110 </text:p>
          </table:table-cell>
          <table:table-cell table:style-name="ce30" office:value-type="float" office:value="526" calcext:value-type="float">
            <text:p><text:s/>526 </text:p>
          </table:table-cell>
          <table:table-cell table:style-name="ce30" office:value-type="float" office:value="302" calcext:value-type="float">
            <text:p><text:s/>302 </text:p>
          </table:table-cell>
          <table:table-cell table:style-name="ce30" office:value-type="float" office:value="224" calcext:value-type="float">
            <text:p><text:s/>224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319" calcext:value-type="float">
            <text:p><text:s/>2,3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" calcext:value-type="float">
            <text:p><text:s/>7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8" calcext:value-type="float">
            <text:p><text:s/>1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70" calcext:value-type="float">
            <text:p><text:s/>1,87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9" calcext:value-type="float">
            <text:p><text:s/>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0-11-19T15:03:37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